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ch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emplete</text:p>
          </table:table-cell>
          <table:table-cell table:style-name="ce4" office:value-type="string" calcext:value-type="string">
            <text:p>flavour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ji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masterRout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sterRouter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 table:number-columns-spanned="3" table:number-rows-spanned="1">
            <text:p>0から始まるユニークな数字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 table:number-columns-spanned="3" table:number-rows-spanned="1">
            <text:p>jailの名前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5" office:value-type="string" calcext:value-type="string" table:number-columns-spanned="3" table:number-rows-spanned="1">
            <text:p>Server:0, Router:1, Switch:2</text:p>
          </table:table-cell>
          <table:covered-table-cell table:number-columns-repeated="2" table:style-name="ce4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templete</text:p>
          </table:table-cell>
          <table:table-cell table:style-name="ce5" office:value-type="string" calcext:value-type="string" table:number-columns-spanned="3" table:number-rows-spanned="1">
            <text:p>templeteテーブル参照</text:p>
          </table:table-cell>
          <table:covered-table-cell table:number-columns-repeated="2" table:style-name="ce4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lavour</text:p>
          </table:table-cell>
          <table:table-cell table:style-name="ce5" office:value-type="string" calcext:value-type="string" table:number-columns-spanned="3" table:number-rows-spanned="1">
            <text:p>flavourテーブル参照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table:style-name="ce5" office:value-type="string" calcext:value-type="string" table:number-columns-spanned="3" table:number-rows-spanned="1">
            <text:p>コメント欄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id</text:p>
          </table:table-cell>
          <table:table-cell table:style-name="ce5" office:value-type="string" calcext:value-type="string" table:number-columns-spanned="3" table:number-rows-spanned="1">
            <text:p>jlsにあるmachineのid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/>
          <table:table-cell table:style-name="ce3" office:value-type="string" calcext:value-type="string">
            <text:p>temple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k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 table:number-columns-spanned="3" table:number-rows-spanned="1">
            <text:p>0から始まるユニークな数字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 table:number-columns-spanned="3" table:number-rows-spanned="1">
            <text:p>テンプレートの名前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kg</text:p>
          </table:table-cell>
          <table:table-cell table:style-name="ce5" office:value-type="string" calcext:value-type="string" table:number-columns-spanned="3" table:number-rows-spanned="1">
            <text:p>入っているpkgのid。コンマ区切り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k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 table:number-columns-spanned="3" table:number-rows-spanned="1">
            <text:p>0から始まるユニークな数字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 table:number-columns-spanned="3" table:number-rows-spanned="1">
            <text:p>pkgの名前。[name].txzがある仮定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flavo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 table:number-columns-spanned="3" table:number-rows-spanned="1">
            <text:p>0から始まるユニークな数字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 table:number-columns-spanned="3" table:number-rows-spanned="1">
            <text:p>flavourの名前。flavour/[name]がある仮定</text:p>
          </table:table-cell>
          <table:covered-table-cell table:number-columns-repeated="2" table:style-name="ce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00/00/00</text:date>, <text:time style:data-style-name="N2" text:time-value="14:22:27.087479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21:53:32.468136000</meta:creation-date>
    <dc:date>2014-07-03T14:31:54.443346000</dc:date>
    <meta:editing-duration>PT18M33S</meta:editing-duration>
    <meta:editing-cycles>3</meta:editing-cycles>
    <meta:generator>LibreOffice/4.2.3.3$MacOSX_X86_64 LibreOffice_project/882f8a0a489bc99a9e60c7905a60226254cb6ff0</meta:generator>
    <meta:document-statistic meta:table-count="1" meta:cell-count="58" meta:object-count="0"/>
  </office:meta>
</office:document-meta>
</file>